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Splines (Attaching joints to a curve)</text:span></text:p>
      <text:p text:style-name="P1"><text:span text:style-name="T1">Really super important for snakes and other lengthy objects. (Only does the rotations.)</text:span></text:p>
      <text:p text:style-name="P1"><text:span text:style-name="T1">IK systems... Maya is interpolating the values when the handle is stretched or squashed.</text:span></text:p>
      <text:p text:style-name="P1"><text:span text:style-name="T1">You need to think about the tight curves you want with the object. So if you want tight curves, then you put more joints. If the curves aren't very tight, or the object isn't planned to move very much, then do less curves.</text:span></text:p>
      <text:p text:style-name="P1"><text:span text:style-name="T1">We will skin each of the control areas so that the curve is weighted. (And so that we can accomplish the animation/rigging with a much lower rate of controls)</text:span></text:p>
      <text:p text:style-name="P1"><text:span text:style-name="T1">Joints first, curve next, layer of control joints (of which we will skin), and then the controls will be constrained to the control joint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